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436300" calcext:value-type="float">
            <text:p>436300</text:p>
          </table:table-cell>
          <table:table-cell office:value-type="float" office:value="521200" calcext:value-type="float">
            <text:p>521200</text:p>
          </table:table-cell>
          <table:table-cell office:value-type="float" office:value="493900" calcext:value-type="float">
            <text:p>493900</text:p>
          </table:table-cell>
          <table:table-cell office:value-type="float" office:value="557600" calcext:value-type="float">
            <text:p>557600</text:p>
          </table:table-cell>
          <table:table-cell office:value-type="float" office:value="584100" calcext:value-type="float">
            <text:p>5841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407400" calcext:value-type="float">
            <text:p>-407400</text:p>
          </table:table-cell>
          <table:table-cell office:value-type="float" office:value="-478800" calcext:value-type="float">
            <text:p>-478800</text:p>
          </table:table-cell>
          <table:table-cell office:value-type="float" office:value="-487000" calcext:value-type="float">
            <text:p>-487000</text:p>
          </table:table-cell>
          <table:table-cell office:value-type="float" office:value="-524000" calcext:value-type="float">
            <text:p>-524000</text:p>
          </table:table-cell>
          <table:table-cell office:value-type="float" office:value="-552400" calcext:value-type="float">
            <text:p>-5524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8900" calcext:value-type="float">
            <text:p>28900</text:p>
          </table:table-cell>
          <table:table-cell office:value-type="float" office:value="42400" calcext:value-type="float">
            <text:p>42400</text:p>
          </table:table-cell>
          <table:table-cell office:value-type="float" office:value="6900" calcext:value-type="float">
            <text:p>6900</text:p>
          </table:table-cell>
          <table:table-cell office:value-type="float" office:value="33600" calcext:value-type="float">
            <text:p>33600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9000" calcext:value-type="float">
            <text:p>19000</text:p>
          </table:table-cell>
          <table:table-cell office:value-type="float" office:value="35000" calcext:value-type="float">
            <text:p>35000</text:p>
          </table:table-cell>
          <table:table-cell office:value-type="float" office:value="5600" calcext:value-type="float">
            <text:p>5600</text:p>
          </table:table-cell>
          <table:table-cell office:value-type="float" office:value="26200" calcext:value-type="float">
            <text:p>262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7" calcext:value-type="float">
            <text:p>0,07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65149030" calcext:value-type="float">
            <text:p>16514903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303300" calcext:value-type="float">
            <text:p>303300</text:p>
          </table:table-cell>
          <table:table-cell office:value-type="float" office:value="361100" calcext:value-type="float">
            <text:p>361100</text:p>
          </table:table-cell>
          <table:table-cell office:value-type="float" office:value="354700" calcext:value-type="float">
            <text:p>354700</text:p>
          </table:table-cell>
          <table:table-cell office:value-type="float" office:value="269900" calcext:value-type="float">
            <text:p>269900</text:p>
          </table:table-cell>
          <table:table-cell office:value-type="float" office:value="279900" calcext:value-type="float">
            <text:p>2799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66700" calcext:value-type="float">
            <text:p>166700</text:p>
          </table:table-cell>
          <table:table-cell office:value-type="float" office:value="202500" calcext:value-type="float">
            <text:p>202500</text:p>
          </table:table-cell>
          <table:table-cell office:value-type="float" office:value="189600" calcext:value-type="float">
            <text:p>189600</text:p>
          </table:table-cell>
          <table:table-cell office:value-type="float" office:value="221300" calcext:value-type="float">
            <text:p>221300</text:p>
          </table:table-cell>
          <table:table-cell office:value-type="float" office:value="237700" calcext:value-type="float">
            <text:p>237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470000" calcext:value-type="float">
            <text:p>470000</text:p>
          </table:table-cell>
          <table:table-cell office:value-type="float" office:value="563600" calcext:value-type="float">
            <text:p>563600</text:p>
          </table:table-cell>
          <table:table-cell office:value-type="float" office:value="544300" calcext:value-type="float">
            <text:p>544300</text:p>
          </table:table-cell>
          <table:table-cell office:value-type="float" office:value="491200" calcext:value-type="float">
            <text:p>491200</text:p>
          </table:table-cell>
          <table:table-cell office:value-type="float" office:value="517600" calcext:value-type="float">
            <text:p>5176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313200" calcext:value-type="float">
            <text:p>3132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300" calcext:value-type="float">
            <text:p>325300</text:p>
          </table:table-cell>
          <table:table-cell office:value-type="float" office:value="330600" calcext:value-type="float">
            <text:p>330600</text:p>
          </table:table-cell>
          <table:table-cell office:value-type="float" office:value="326300" calcext:value-type="float">
            <text:p>3263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56800" calcext:value-type="float">
            <text:p>156800</text:p>
          </table:table-cell>
          <table:table-cell office:value-type="float" office:value="213600" calcext:value-type="float">
            <text:p>2136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160600" calcext:value-type="float">
            <text:p>160600</text:p>
          </table:table-cell>
          <table:table-cell office:value-type="float" office:value="191300" calcext:value-type="float">
            <text:p>1913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470000" calcext:value-type="float">
            <text:p>470000</text:p>
          </table:table-cell>
          <table:table-cell office:value-type="float" office:value="563600" calcext:value-type="float">
            <text:p>563600</text:p>
          </table:table-cell>
          <table:table-cell office:value-type="float" office:value="544300" calcext:value-type="float">
            <text:p>544300</text:p>
          </table:table-cell>
          <table:table-cell office:value-type="float" office:value="491200" calcext:value-type="float">
            <text:p>491200</text:p>
          </table:table-cell>
          <table:table-cell office:value-type="float" office:value="517600" calcext:value-type="float">
            <text:p>5176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1:00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2:01:12.699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